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1b9fe" officeooo:paragraph-rsid="0011b9fe"/>
    </style:style>
    <style:style style:name="P2" style:family="paragraph" style:parent-style-name="Standard">
      <style:text-properties officeooo:rsid="0011b9fe" officeooo:paragraph-rsid="0011ec82"/>
    </style:style>
    <style:style style:name="T1" style:family="text">
      <style:text-properties officeooo:rsid="0011ec8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jeux World of Warcraft est un jeux en ligne qui permet de créer un personnage qui appartient à une de deux équipe, soit "la Horde", soit "l'Alliance". Dans ce jeux, la personne doit choisir la race et la classe de son avatar et, une fois que le personnage est crée, la personne doit battre des ennemi<text:span text:style-name="T1">s</text:span> dans le jeux pour devenir plus fort. Ce jeux est un vrai c<text:span text:style-name="T1">h</text:span>rono<text:span text:style-name="T1">ph</text:span>age.</text:p>
      <text:p text:style-name="P1"/>
      <text:p text:style-name="P2">Dans le monde crée par World of Wacraft, les gens peuvent faire d’autres <text:span text:style-name="T1">que de</text:span> se battre contre les ennemis. Par exemple, dans le jeux, c'est possible d'aller pécher, <text:span text:style-name="T1">de </text:span>boire de la bière et d'acheter et vendre des équipements. Mais, l'objecti<text:span text:style-name="T1">f</text:span> final es<text:span text:style-name="T1">t</text:span> <text:span text:style-name="T1">de </text:span>devenir toujours plus fort et <text:span text:style-name="T1">de </text:span>faire des combats jou<text:span text:style-name="T1">eu</text:span>r contre joue<text:span text:style-name="T1">u</text:span>r.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9T18:22:18.702634628</meta:creation-date>
    <dc:date>2017-05-09T18:46:51.240437430</dc:date>
    <meta:editing-duration>PT4M22S</meta:editing-duration>
    <meta:editing-cycles>1</meta:editing-cycles>
    <meta:document-statistic meta:table-count="0" meta:image-count="0" meta:object-count="0" meta:page-count="1" meta:paragraph-count="2" meta:word-count="127" meta:character-count="708" meta:non-whitespace-character-count="580"/>
    <meta:generator>LibreOffice/5.3.2.2$Linux_X86_64 LibreOffice_project/30m0$Build-2</meta:generator>
  </office:meta>
</office:document-meta>
</file>